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color="#4b631f" style:font-name="Helvetica-Bold" fo:font-size="8.5pt" fo:font-weight="bold" style:font-size-asian="8.5pt" style:font-weight-asian="bold"/>
    </style:style>
    <style:style style:name="T2" style:family="text">
      <style:text-properties fo:color="#4b631f" style:font-name="Helvetica-Bold" fo:font-weight="bold" style:font-weight-asian="bold"/>
    </style:style>
    <style:style style:name="T3" style:family="text">
      <style:text-properties fo:color="#4b631f" style:font-name="Helvetica" fo:font-size="8.5pt" style:font-size-asian="8.5pt"/>
    </style:style>
    <style:style style:name="T4" style:family="text">
      <style:text-properties fo:color="#4b631f" style:font-name="Helvetica"/>
    </style:style>
    <style:style style:name="T5" style:family="text">
      <style:text-properties fo:color="#4b631f" style:font-name="Courier" fo:font-size="8.5pt" style:font-size-asian="8.5pt"/>
    </style:style>
    <style:style style:name="T6" style:family="text">
      <style:text-properties fo:color="#4b631f" style:font-name="Couri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What is a PRIMARY KEY?</text:span></text:p>
      <text:p text:style-name="P3"><text:span text:style-name="T4">The PRIMARY KEY is the column(s) used to uniquely identify each row of a table.</text:span></text:p>
      <text:p text:style-name="P3"><text:span text:style-name="T4"/></text:p>
      <text:p text:style-name="P3"><text:span text:style-name="T4"/></text:p>
      <text:p text:style-name="P1"><text:span text:style-name="T2">What is a FOREIGN KEY?</text:span></text:p>
      <text:p text:style-name="P3"><text:span text:style-name="T2"/></text:p>
      <text:p text:style-name="P4"><text:span text:style-name="T4">A FOREIGN KEY is one or more columns whose values are based on the PRIMARY</text:span></text:p>
      <text:p text:style-name="P4"><text:span text:style-name="T4">or CANDIDATE KEY values from the database.</text:span></text:p>
      <text:p text:style-name="P4"><text:span text:style-name="T4"/></text:p>
      <text:p text:style-name="P2"><text:span text:style-name="T2">What is a UNIQUE KEY?</text:span></text:p>
      <text:p text:style-name="P4"><text:span text:style-name="T4">A UNIQUE KEY is one or more columns that must be unique for each row of the</text:span></text:p>
      <text:p text:style-name="P4"><text:span text:style-name="T4">table.</text:span></text:p>
      <text:p text:style-name="P2"><text:span text:style-name="T4"/></text:p>
      <text:p text:style-name="P2"><text:span text:style-name="T2">What is the difference between UNIQUE and PRIMARY KEY?</text:span></text:p>
      <text:p text:style-name="P4"><text:span text:style-name="T4">The UNIQUE KEY column restricts entry of duplicate values but entry of NULL value</text:span></text:p>
      <text:p text:style-name="P4"><text:span text:style-name="T4">is allowed. In case of PRIMARY KEY columns entry of duplicate as well as &lt;null&gt;</text:span></text:p>
      <text:p text:style-name="P3"><text:span text:style-name="T4">value is also restricted.</text:span></text:p>
      <text:p text:style-name="P3"><text:span text:style-name="T4"/></text:p>
      <text:p text:style-name="P1"><text:span text:style-name="T4"/></text:p>
      <text:p text:style-name="P1"><text:span text:style-name="T2">Write a query to select the second highest salary from a table.</text:span></text:p>
      <text:p text:style-name="P4"><text:span text:style-name="T6">SELECT max(salary) AS salary_2</text:span></text:p>
      <text:p text:style-name="P4"><text:span text:style-name="T6">FROM emp</text:span></text:p>
      <text:p text:style-name="P4"><text:span text:style-name="T6">WHERE salary &lt; (SELECT max(salary) AS salary_1</text:span></text:p>
      <text:p text:style-name="P3"><text:span text:style-name="T6">FROM emp)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6:51:02.451000000</meta:creation-date>
    <dc:date>2018-04-17T07:39:52.063000000</dc:date>
    <meta:editing-duration>PT48M46S</meta:editing-duration>
    <meta:editing-cycles>6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17" meta:word-count="139" meta:character-count="736" meta:non-whitespace-character-count="614"/>
  </office:meta>
</office:document-meta>
</file>